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8ca6f"/>
    </style:style>
    <style:style style:name="T2" style:family="text">
      <style:text-properties officeooo:rsid="001b241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241d" style:font-weight-asian="bold" style:font-weight-complex="bold"/>
    </style:style>
    <style:style style:name="T5" style:family="text">
      <style:text-properties officeooo:rsid="001c01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2)/</text:p>
      <text:p text:style-name="Preformatted_20_Text">*(&amp;n) : &amp;n est l’adresse de n <text:span text:style-name="T2">est *(&amp;n) est la </text:span><text:span text:style-name="T4">variable </text:span><text:span text:style-name="T2">pointée par &amp;n</text:span> donc *(&amp;n) = n</text:p>
      <text:p text:style-name="Preformatted_20_Text"/>
      <text:p text:style-name="Preformatted_20_Text">&amp;(*p) : p est un pointeur, *p est la <text:span text:style-name="T3">variable</text:span> pointée et &amp;(*p)est l’adresse de *p soit l’adresse de la variable pointée par p donc &amp;(*p) <text:span text:style-name="T2">est la </text:span><text:span text:style-name="T4">valeur</text:span><text:span text:style-name="T2"> de p</text:span></text:p>
      <text:p text:style-name="Preformatted_20_Text"/>
      <text:p text:style-name="Preformatted_20_Text">3/</text:p>
      <text:p text:style-name="Preformatted_20_Text">a) 2 3</text:p>
      <text:p text:style-name="Preformatted_20_Text">b) on échange juste les pointeurs de x et y, a et b ne changent pas</text:p>
      <text:p text:style-name="Preformatted_20_Text">c) warning : x et y doivent etre des pointeur ds l appel a echange : affiche 2, 3</text:p>
      <text:p text:style-name="Preformatted_20_Text">d) <text:span text:style-name="T2">3 2</text:span></text:p>
      <text:p text:style-name="Preformatted_20_Text">e) warning : x et y doivent etre des pointeur ds l appel a echange  et erreur mémoire non autorisée (bus error)</text:p>
      <text:p text:style-name="Preformatted_20_Text"/>
      <text:p text:style-name="Preformatted_20_Text">f) segfault tmp ne pointe aucune variable donc *tmp n’a pas de sens</text:p>
      <text:p text:style-name="Preformatted_20_Text"/>
      <text:p text:style-name="Preformatted_20_Text">4/</text:p>
      <text:p text:style-name="Preformatted_20_Text">fonction echiffA()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6T10:57:03.132000000</meta:creation-date>
    <meta:generator>LibreOffice/6.3.1.2$Windows_X86_64 LibreOffice_project/b79626edf0065ac373bd1df5c28bd630b4424273</meta:generator>
    <dc:date>2019-10-16T12:15:23.960000000</dc:date>
    <meta:editing-duration>PT39M42S</meta:editing-duration>
    <meta:editing-cycles>5</meta:editing-cycles>
    <meta:document-statistic meta:table-count="0" meta:image-count="0" meta:object-count="0" meta:page-count="1" meta:paragraph-count="12" meta:word-count="131" meta:character-count="604" meta:non-whitespace-character-count="483"/>
  </office:meta>
</office:document-meta>
</file>